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93000004E8E96444E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3.44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3.63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3.03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021cm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line-height="0.33cm" fo:text-align="end"/>
      <style:text-properties fo:font-size="6pt" fo:font-weight="bold" style:font-size-asian="6pt" style:font-size-complex="6pt"/>
    </style:style>
    <style:style style:name="P5" style:family="paragraph">
      <loext:graphic-properties draw:fill="none" draw:fill-color="#ffffff"/>
      <style:paragraph-properties fo:line-height="0.33cm" fo:text-align="end"/>
      <style:text-properties fo:font-size="6pt" fo:font-weight="bold" style:font-size-asian="6pt" style:font-size-complex="6pt"/>
    </style:style>
    <style:style style:name="P6" style:family="paragraph">
      <style:paragraph-properties fo:line-height="0.33cm" fo:text-align="start"/>
      <style:text-properties fo:font-size="6pt" fo:font-weight="bold" style:font-size-asian="6pt" style:font-size-complex="6pt"/>
    </style:style>
    <style:style style:name="P7" style:family="paragraph">
      <style:paragraph-properties fo:margin-left="0cm" fo:margin-right="0cm" fo:margin-top="0cm" fo:margin-bottom="0cm" fo:line-height="0.33cm" fo:text-align="start" fo:text-indent="0cm"/>
      <style:text-properties fo:font-size="6pt" fo:font-weight="bold" style:font-size-asian="6pt" style:font-size-complex="6pt"/>
    </style:style>
    <style:style style:name="P8" style:family="paragraph">
      <loext:graphic-properties draw:fill="none" draw:fill-color="#ffffff"/>
      <style:paragraph-properties fo:line-height="0.33cm" fo:text-align="start"/>
      <style:text-properties fo:font-size="6pt" fo:font-weight="bold" style:font-size-asian="6pt" style:font-size-complex="6pt"/>
    </style:style>
    <style:style style:name="P9" style:family="paragraph">
      <loext:graphic-properties draw:fill-color="#ffffff"/>
    </style:style>
    <style:style style:name="T1" style:family="text">
      <style:text-properties fo:background-color="#bbe33d"/>
    </style:style>
    <style:style style:name="T2" style:family="text">
      <style:text-properties fo:font-size="6pt" fo:font-weight="bold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0.502cm" svg:height="0.646cm" svg:x="12.9cm" svg:y="7.77cm">
          <draw:text-box>
            <text:p text:style-name="P1"/>
          </draw:text-box>
        </draw:frame>
        <draw:frame draw:style-name="gr2" draw:text-style-name="P3" draw:layer="layout" svg:width="17.867cm" svg:height="13.335cm" svg:x="5.628cm" svg:y="0.1cm">
          <draw:image xlink:href="Pictures/1000000100000693000004E8E96444E5.png" xlink:type="simple" xlink:show="embed" xlink:actuate="onLoad" draw:mime-type="image/png">
            <text:p/>
          </draw:image>
        </draw:frame>
        <draw:frame draw:style-name="gr3" draw:text-style-name="P5" draw:layer="layout" svg:width="3.375cm" svg:height="3.881cm" svg:x="3.346cm" svg:y="3.249cm">
          <draw:text-box>
            <text:p text:style-name="P4">PHOTORESISTOR</text:p>
            <text:p text:style-name="P4"><text:span text:style-name="T1">IO5-DEC-TOUCH</text:span></text:p>
            <text:p text:style-name="P4"><text:span text:style-name="T1">IO6-INC-TOUCH</text:span></text:p>
            <text:p text:style-name="P4"><text:span text:style-name="T1">IO7</text:span></text:p>
            <text:p text:style-name="P4">WS2812</text:p>
            <text:p text:style-name="P4">BUZZER-SIG</text:p>
            <text:p text:style-name="P4"><text:span text:style-name="T1">TS-CS</text:span></text:p>
            <text:p text:style-name="P4">SQW</text:p>
            <text:p text:style-name="P4">I2C-SDA</text:p>
            <text:p text:style-name="P4"><text:span text:style-name="T1">IO19-D-</text:span></text:p>
            <text:p text:style-name="P4"><text:span text:style-name="T1">IO20-D+</text:span></text:p>
          </draw:text-box>
        </draw:frame>
        <draw:frame draw:style-name="gr4" draw:text-style-name="P8" draw:layer="layout" svg:width="2.267cm" svg:height="3.881cm" svg:x="19.958cm" svg:y="3.211cm">
          <draw:text-box>
            <text:p text:style-name="P6">TX</text:p>
            <text:p text:style-name="P6">RX</text:p>
            <text:p text:style-name="P6"><text:span text:style-name="T1">DEC-BTN</text:span></text:p>
            <text:p text:style-name="P6">LED-SIG</text:p>
            <text:p text:style-name="P6"><text:span text:style-name="T1">IO40</text:span></text:p>
            <text:p text:style-name="P6">WIFI-LED</text:p>
            <text:p text:style-name="P6"><text:span text:style-name="T1">IO38</text:span></text:p>
            <text:p text:style-name="P7"><text:span text:style-name="T2">----------</text:span></text:p>
            <text:p text:style-name="P7"><text:span text:style-name="T2">----------</text:span></text:p>
            <text:p text:style-name="P7"><text:span text:style-name="T2">----------</text:span></text:p>
            <text:p text:style-name="P6"><text:span text:style-name="T1">BOOT</text:span></text:p>
          </draw:text-box>
        </draw:frame>
        <draw:frame draw:style-name="gr5" draw:text-style-name="P8" draw:layer="layout" svg:width="2.267cm" svg:height="0.911cm" svg:x="22.824cm" svg:y="2.595cm">
          <draw:text-box>
            <text:p text:style-name="P6">BTN</text:p>
            <text:p text:style-name="P6"><text:span text:style-name="T1">INC-BTN</text:span></text:p>
          </draw:text-box>
        </draw:frame>
        <draw:frame draw:style-name="gr6" draw:text-style-name="P8" draw:layer="layout" svg:width="2.405cm" svg:height="3.281cm" draw:transform="rotate (-1.5707963267949) translate (15.981cm 12.835cm)">
          <draw:text-box>
            <text:p text:style-name="P6">DC</text:p>
            <text:p text:style-name="P6">RES</text:p>
            <text:p text:style-name="P6">MISO</text:p>
            <text:p text:style-name="P6">SCK</text:p>
            <text:p text:style-name="P6">MOSI</text:p>
            <text:p text:style-name="P6">CS-DISPLAY</text:p>
            <text:p text:style-name="P6">I2C-SCL</text:p>
            <text:p text:style-name="P6">----------</text:p>
            <text:p text:style-name="P6">----------</text:p>
          </draw:text-box>
        </draw:frame>
        <draw:frame draw:style-name="gr7" draw:text-style-name="P8" draw:layer="layout" svg:width="2.405cm" svg:height="1.271cm" draw:transform="rotate (-1.5707963267949) translate (16.894cm 8.473cm)">
          <draw:text-box>
            <text:p text:style-name="P6">----------</text:p>
            <text:p text:style-name="P6"><text:span text:style-name="T1">TS-IRQ</text:span></text:p>
            <text:p text:style-name="P6">BL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4:04:54.678000000</meta:creation-date>
    <dc:date>2025-02-15T15:24:11.848000000</dc:date>
    <meta:editing-duration>PT52M</meta:editing-duration>
    <meta:editing-cycles>3</meta:editing-cycles>
    <meta:generator>LibreOffice/24.8.4.2$Windows_X86_64 LibreOffice_project/bb3cfa12c7b1bf994ecc5649a80400d06cd71002</meta:generator>
    <meta:document-statistic meta:object-count="30"/>
  </office:meta>
</office:document-meta>
</file>